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BatangChe" svg:font-family="BatangChe" style:font-family-generic="modern" style:font-pitch="fixed"/>
    <style:font-face style:name="Aharoni" svg:font-family="Aharoni" style:font-pitch="variable"/>
    <style:font-face style:name="Mangal" svg:font-family="Mangal" style:font-pitch="variable"/>
    <style:font-face style:name="Andalus" svg:font-family="Andalus" style:font-family-generic="roman" style:font-pitch="variable"/>
    <style:font-face style:name="Angsana New" svg:font-family="'Angsana New'" style:font-family-generic="roman" style:font-pitch="variable"/>
    <style:font-face style:name="AngsanaUPC" svg:font-family="AngsanaUPC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681cm" table:align="right"/>
    </style:style>
    <style:style style:name="表9.A" style:family="table-column">
      <style:table-column-properties style:column-width="0.938cm"/>
    </style:style>
    <style:style style:name="表9.B" style:family="table-column">
      <style:table-column-properties style:column-width="4.593cm"/>
    </style:style>
    <style:style style:name="表9.C" style:family="table-column">
      <style:table-column-properties style:column-width="10.149cm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5.681cm" table:align="right"/>
    </style:style>
    <style:style style:name="表10.A" style:family="table-column">
      <style:table-column-properties style:column-width="0.938cm"/>
    </style:style>
    <style:style style:name="表10.B" style:family="table-column">
      <style:table-column-properties style:column-width="4.593cm"/>
    </style:style>
    <style:style style:name="表10.C" style:family="table-column">
      <style:table-column-properties style:column-width="10.149cm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Tahoma"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>
      <style:text-properties fo:font-size="14pt" fo:background-color="#ffff00" style:font-size-asian="14pt" style:font-size-complex="14pt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>
      <style:text-properties style:font-name="Tahoma" fo:font-size="14pt" style:font-size-asian="14pt" style:font-size-complex="14pt"/>
    </style:style>
    <style:style style:name="P33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text-properties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36" style:family="paragraph" style:parent-style-name="Standard">
      <style:text-properties style:font-name="Arimo" fo:font-size="22pt" fo:font-weight="normal" fo:background-color="#ccff99" style:font-name-asian="Arimo" style:font-size-asian="22pt" style:font-weight-asian="normal" style:font-name-complex="Arial" style:font-size-complex="22pt" style:font-weight-complex="normal"/>
    </style:style>
    <style:style style:name="P37" style:family="paragraph" style:parent-style-name="Standard">
      <style:text-properties style:font-name="Arimo" fo:font-size="22pt" fo:font-weight="normal" fo:background-color="#ffff00" style:font-name-asian="Arimo" style:font-size-asian="22pt" style:font-weight-asian="normal" style:font-name-complex="Arial" style:font-size-complex="22pt" style:font-weight-complex="normal"/>
    </style:style>
    <style:style style:name="P38" style:family="paragraph" style:parent-style-name="Text_20_body">
      <style:text-properties style:font-name="Tahoma" fo:font-size="14pt" style:font-size-asian="14pt" style:font-size-complex="14pt"/>
    </style:style>
    <style:style style:name="P39" style:family="paragraph" style:parent-style-name="Text_20_body" style:list-style-name="L3">
      <style:text-properties style:font-name="Tahoma" fo:font-size="14pt" style:font-size-asian="14pt" style:font-size-complex="14p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1" style:family="paragraph" style:parent-style-name="Text_20_body" style:list-style-name="L1">
      <style:paragraph-properties fo:margin-top="0cm" fo:margin-bottom="0cm" fo:line-height="138%" style:writing-mode="lr-tb"/>
      <style:text-properties fo:font-weight="normal"/>
    </style:style>
    <style:style style:name="P4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2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3"><text:span text:style-name="T3">1. XXX </text:span><text:span text:style-name="T4">5:19</text:span></text:p>
      <text:p text:style-name="Text_20_body"/>
      <text:p text:style-name="P14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5"><text:span text:style-name="T10">[20190815_095754] </text:span><text:span text:style-name="T3">1. XXX </text:span><text:span text:style-name="T4">5:38</text:span></text:p>
      <text:p text:style-name="Text_20_body"/>
      <text:p text:style-name="P15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5"><text:span text:style-name="T10">[20190818_082926] </text:span><text:span text:style-name="T3">1. XXX </text:span><text:span text:style-name="T4">XX:XX</text:span></text:p>
      <text:p text:style-name="P15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5"><text:span text:style-name="T10">[20190821_174136] </text:span><text:span text:style-name="T3">1. XXX </text:span><text:span text:style-name="T4">6:5</text:span></text:p>
      <text:p text:style-name="P15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5"><text:span text:style-name="T3">1. XXX </text:span><text:span text:style-name="T4">6:9</text:span></text:p>
      <text:p text:style-name="P15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5"><text:span text:style-name="T3">1. XXX </text:span><text:span text:style-name="T4">6:16</text:span></text:p>
      <text:p text:style-name="P15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5"><text:span text:style-name="T3">1. XXX </text:span><text:span text:style-name="T4">XX:24</text:span></text:p>
      <text:p text:style-name="P15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5"><text:span text:style-name="T3">1. James </text:span><text:span text:style-name="T4">1:2</text:span></text:p>
      <text:p text:style-name="P13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7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25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7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26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7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26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7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26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7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26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5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29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7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9">often / I guess</text:p>
            <text:p text:style-name="P19"/>
            <text:p text:style-name="P19">what / never / reason</text:p>
            <text:p text:style-name="P19"/>
            <text:p text:style-name="P19">Athenians / were convinced</text:p>
            <text:p text:style-name="P19"/>
            <text:p text:style-name="P19">writers</text:p>
            <text:p text:style-name="P19"/>
            <text:p text:style-name="P19">Socrates / as / worthy</text:p>
            <text:p text:style-name="P19"/>
            <text:p text:style-name="P19">* / death / the</text:p>
            <text:p text:style-name="P19"><text:soft-page-break/>city</text:p>
          </table:table-cell>
        </table:table-row>
        <table:table-row>
          <table:table-cell table:style-name="表13.A2" office:value-type="string">
            <text:p text:style-name="P17">ἡ μὲν γὰρ γραφὴ κατ᾽ αὐτοῦ τοιάδε τις ἦν: </text:p>
            <text:p text:style-name="P17">ἀδικεῖ Σωκράτης οὓς μὲν ἡ πόλις νομίζει θεοὺς οὐ νομίζων,</text:p>
          </table:table-cell>
          <table:table-cell table:style-name="表13.B2" office:value-type="string">
            <text:p text:style-name="P19">* / * / * / writing</text:p>
            <text:p text:style-name="P19"/>
            <text:p text:style-name="P19">* / here / like this</text:p>
            <text:p text:style-name="P19"/>
            <text:p text:style-name="P19">a certain thing / #I/he/she/it was /</text:p>
            <text:p text:style-name="P19"/>
            <text:p text:style-name="P19"><text:s/>to corrupt (?) / Socrates</text:p>
            <text:p text:style-name="P19">some / indeed / * / *</text:p>
            <text:p text:style-name="P19"/>
            <text:p text:style-name="P19"/>
          </table:table-cell>
        </table:table-row>
      </table:table>
      <text:p text:style-name="P7"><text:tab/></text:p>
      <text:p text:style-name="P13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29"/>
      <text:p text:style-name="P6"/>
      <text:p text:style-name="P10">[XXX] 20200520_095141</text:p>
      <text:p text:style-name="Text_20_body"/>
      <text:p text:style-name="P13"><text:span text:style-name="T3">1. </text:span><text:span text:style-name="T4">matthew</text:span></text:p>
      <text:p text:style-name="P16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>5:1</text:p>
            <text:p text:style-name="P17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9"/>
            <text:p text:style-name="P19"/>
            <text:p text:style-name="P19">having seen / then / the</text:p>
            <text:p text:style-name="P19"/>
            <text:p text:style-name="P19">crowds / he went up / on / the</text:p>
            <text:p text:style-name="P19"/>
            <text:p text:style-name="P19">mountain / and</text:p>
            <text:p text:style-name="P19"/>
            <text:p text:style-name="P19">having sat<text:span text:style-name="T19"> down / of him</text:span></text:p>
            <text:p text:style-name="P20"><text:soft-page-break/>came / to him / the</text:p>
            <text:p text:style-name="P20"/>
            <text:p text:style-name="P20">disciples / his</text:p>
          </table:table-cell>
        </table:table-row>
        <table:table-row>
          <table:table-cell table:style-name="表5.A2" office:value-type="string">
            <text:p text:style-name="P31">/] 20200520_095916</text:p>
          </table:table-cell>
          <table:table-cell table:style-name="表5.B2" office:value-type="string">
            <text:p text:style-name="P30"/>
          </table:table-cell>
        </table:table-row>
        <table:table-row>
          <table:table-cell table:style-name="表5.A2" office:value-type="string">
            <text:p text:style-name="P31">[XXX</text:p>
          </table:table-cell>
          <table:table-cell table:style-name="表5.B2" office:value-type="string">
            <text:p text:style-name="P30"/>
          </table:table-cell>
        </table:table-row>
        <table:table-row>
          <table:table-cell table:style-name="表5.A2" office:value-type="string">
            <text:p text:style-name="P17">5:2</text:p>
            <text:p text:style-name="P17">2καὶ ἀνοίξας τὸ στόμα αὐτοῦ ἐδίδασκεν αὐτοὺς λέγων,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3</text:p>
            <text:p text:style-name="P17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4</text:p>
            <text:p text:style-name="P17">μακάριοι οἱ πενθοῦντες, ὅτι αὐτοὶ παρακληθήσονται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5</text:p>
            <text:p text:style-name="P17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6</text:p>
            <text:p text:style-name="P17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31">/] XXX</text:p>
          </table:table-cell>
          <table:table-cell table:style-name="表5.B2" office:value-type="string">
            <text:p text:style-name="P21">TEMPLATE</text:p>
          </table:table-cell>
        </table:table-row>
        <table:table-row>
          <table:table-cell table:style-name="表5.A2" office:value-type="string">
            <text:p text:style-name="P31">[XXX</text:p>
          </table:table-cell>
          <table:table-cell table:style-name="表5.B2" office:value-type="string">
            <text:p text:style-name="P30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30"/>
      <text:p text:style-name="P10">[XXX] </text:p>
      <text:p text:style-name="Text_20_body"/>
      <text:list xml:id="list8244404384203225191" text:style-name="L1">
        <text:list-item>
          <text:p text:style-name="P41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6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>Καὶ οἱ ἄνδρες οἱ </text:p>
            <text:p text:style-name="P17"><text:soft-page-break/>συνέχοντες αὐτὸν </text:p>
            <text:p text:style-name="P17">ἐνέπαιζον αὐτῷ </text:p>
            <text:p text:style-name="P17">δέροντες,</text:p>
          </table:table-cell>
          <table:table-cell table:style-name="表6.B1" office:value-type="string">
            <text:p text:style-name="P19">kai[and / hoi[the / andres[<text:a xlink:type="simple" xlink:href="mailto:me_z@czyz" text:style-name="Internet_20_link" text:visited-style-name="Visited_20_Internet_20_Link">me_z@czyz</text:a>`ni / the /</text:p>
            <text:p text:style-name="P19"><text:soft-page-break/>holding / to-it</text:p>
            <text:p text:style-name="P19"/>
            <text:p text:style-name="P19">began-mocking / unto-it</text:p>
            <text:p text:style-name="P19"/>
            <text:p text:style-name="P19">swiping</text:p>
          </table:table-cell>
        </table:table-row>
        <table:table-row>
          <table:table-cell table:style-name="表6.A2" office:value-type="string">
            <text:p text:style-name="P17">22:64 Καὶ περικαλύψαντες </text:p>
            <text:p text:style-name="P17">αὐτόν, ἐπηρώτων </text:p>
            <text:p text:style-name="P17">λέγοντες, </text:p>
            <text:p text:style-name="P17">Προφήτευσον. Τίς </text:p>
            <text:p text:style-name="P17">ἐστιν ὁ παίσας σε;</text:p>
          </table:table-cell>
          <table:table-cell table:style-name="表6.B2" office:value-type="string">
            <text:p text:style-name="P19">and / having blindfolded</text:p>
            <text:p text:style-name="P19"/>
            <text:p text:style-name="P19"/>
            <text:p text:style-name="P19"/>
            <text:p text:style-name="P19">to-it / questioning</text:p>
            <text:p text:style-name="P19"/>
            <text:p text:style-name="P19">saying</text:p>
            <text:p text:style-name="P19"/>
            <text:p text:style-name="P19">prophesy / who</text:p>
            <text:p text:style-name="P19"/>
            <text:p text:style-name="P19">is / paidas[having-struck / se[you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2:65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22:65 Καὶ ἕτερα πολλὰ βλασφημοῦντες ἔλεγον εἰς αὐτόν.<text:tab/></text:p>
          </table:table-cell>
          <table:table-cell table:style-name="表7.B1" office:value-type="string">
            <text:p text:style-name="P23">hetera[inne-rzeczy<text:span text:style-name="T19"> / polla[wiele / blaspheemuuntes / elegon[mo`wili / eis-auton[do-niego</text:span></text:p>
          </table:table-cell>
        </table:table-row>
        <table:table-row>
          <table:table-cell table:style-name="表7.A2" office:value-type="string">
            <text:p text:style-name="P24">22:66 Καὶ ὡς ἐγένετο ἡμέρα, </text:p>
            <text:p text:style-name="P24"><text:soft-page-break/>συνήχθη τὸ πρεσβυτέριον τοῦ λαοῦ,</text:p>
            <text:p text:style-name="P24"/>
            <text:p text:style-name="P24"><text:s/>ἀρχιερεῖς καὶ ἀρχιερεῖς τε</text:p>
            <text:p text:style-name="P24">γραμματεῖς, καὶ ἀπήγαγον αὐτὸν εἰς τὸ συνέδριον αὐτῶν,</text:p>
          </table:table-cell>
          <table:table-cell table:style-name="表7.B2" office:value-type="string">
            <text:p text:style-name="P23">/ hoos[kiedy / egeneto[stal`-sie_ / [dzien`</text:p>
            <text:p text:style-name="P23"/>
            <text:p text:style-name="P23"><text:soft-page-break/>[gathered-together / to / presbyterion[elderhood / tuu[of-the / lauu[ludzi</text:p>
            <text:p text:style-name="P23"/>
            <text:p text:style-name="P23">arkhiereeis[chief-priests / te[obaj / grammateeis[scribes / apeegagon[led / auton[him / synedrion[council / autoon[of-them / </text:p>
          </table:table-cell>
        </table:table-row>
        <table:table-row>
          <table:table-cell table:style-name="表7.A2" office:value-type="string">
            <text:p text:style-name="P24">2:67 λέγοντες, Εἰ σὺ εἶ ὁ χριστός, εἰπὸν ἡμῖν. </text:p>
            <text:p text:style-name="P24"/>
            <text:p text:style-name="P24">Εἶπεν δὲ αὐτοῖς, Ἐὰν ὑμῖν εἴπω, οὐ μὴ</text:p>
            <text:p text:style-name="P24">πιστεύσητε•</text:p>
          </table:table-cell>
          <table:table-cell table:style-name="表7.B2" office:value-type="string">
            <text:p text:style-name="P23">saying / if / sy[ty / eei[jestes` / * / eipon[powiedz / heemiin[nam </text:p>
            <text:p text:style-name="P23"/>
            <text:p text:style-name="P23"/>
            <text:p text:style-name="P23">eeipen[powiedzial` / de[a-potem / autoois[do-nich / ean[jes`li / hymiin[Ci / eipoo[mo`wie_ / uu[nie / mee[nie / uwierzylibys`cie;would-not-believe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2"/>
      <text:p text:style-name="P10">---------------------------------------------------------</text:p>
      <text:p text:style-name="P10">[XXX] 20220315_105437</text:p>
      <text:p text:style-name="Text_20_body"/>
      <text:p text:style-name="P13"><text:span text:style-name="T3">1. </text:span><text:span text:style-name="T4">luke</text:span></text:p>
      <text:p text:style-name="P16"><text:soft-page-break/><text:span text:style-name="T1">1. </text:span><text:span text:style-name="T6">2:68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>2:68 ἐὰν δὲ ἐρωτήσω, </text:p>
            <text:p text:style-name="P18">οὐ μὴ ἀποκριθῆτε</text:p>
          </table:table-cell>
          <table:table-cell table:style-name="表8.B1" office:value-type="string">
            <text:p text:style-name="P22">ean[jes`li / de[wie_c / i-should.e zapytac` / </text:p>
            <text:p text:style-name="P22"/>
            <text:p text:style-name="P22"/>
            <text:p text:style-name="P22">no / not / odpowiesz </text:p>
          </table:table-cell>
        </table:table-row>
        <table:table-row>
          <table:table-cell table:style-name="表8.A2" office:value-type="string">
            <text:p text:style-name="P35">2:69 Ἀπὸ τοῦ νῦν δὲ ἔσται </text:p>
            <text:p text:style-name="P35"/>
            <text:p text:style-name="P35">ὁ υἱὸς τοῦ ἀνθρώπου καθήμενος ἐκ δεξιῶν τῆς δυνάμεως τοῦ</text:p>
            <text:p text:style-name="P35">θεοῦ.</text:p>
          </table:table-cell>
          <table:table-cell table:style-name="表8.B2" office:value-type="string">
            <text:p text:style-name="P22">from / the / now on / de[also / estai[will-be</text:p>
            <text:p text:style-name="P22"/>
            <text:p text:style-name="P22">ho[the / huios[syn / tuu[ / man / sitting / ek[at / deksioon[prawa-re_ka.pl / [moc / </text:p>
          </table:table-cell>
        </table:table-row>
        <table:table-row>
          <table:table-cell table:style-name="表8.A2" office:value-type="string">
            <text:p text:style-name="P35">2:70 Εἶπαν δὲ πάντες, Σὺ οὖν εἶ ὁ υἱὸς τοῦ θεοῦ; </text:p>
            <text:p text:style-name="P35"/>
            <text:p text:style-name="P35">Ὁ δὲ πρὸς αὐτοὺς ἔφη, Ὑμεῖς λέγετε ὅτι</text:p>
            <text:p text:style-name="P35">ἐγώ εἰμι.</text:p>
          </table:table-cell>
          <table:table-cell table:style-name="表8.B2" office:value-type="string">
            <text:p text:style-name="P22">oni-powiedzieli / pantes[wszystkie / sy / uun[wie_c / ei[jestes` / </text:p>
            <text:p text:style-name="P22"/>
            <text:p text:style-name="P22">de[i / pros-autuus[do-nich / eephee[on-mo`wil` / hymeeis[wy / legete[mo`wia_ / hoti[<text:a xlink:type="simple" xlink:href="mailto:z@e" text:style-name="Internet_20_link" text:visited-style-name="Visited_20_Internet_20_Link">z@e</text:a> / egoo[ja / eimi[jestem</text:p>
          </table:table-cell>
        </table:table-row>
        <table:table-row>
          <table:table-cell table:style-name="表8.A2" office:value-type="string">
            <text:p text:style-name="P35">2:71 Οἱ δὲ εἶπαν, Τί ἔτι ἔχομεν μαρτυρίας χρείαν; </text:p>
            <text:p text:style-name="P35"/>
            <text:p text:style-name="P35"/>
            <text:p text:style-name="P35">Αὐτοὶ γὰρ ἠκούσαμεν ἀπὸ τοῦ στόματος</text:p>
            <text:p text:style-name="P35">αὐτοῦ.</text:p>
          </table:table-cell>
          <table:table-cell table:style-name="表8.B2" office:value-type="string">
            <text:p text:style-name="P22">eeipan[oni-powiedzieli / ti[co / eti[wie_cej / ekhomen[mamy / mar<text:span text:style-name="T19">tyrias[witness.e / khreian[niezbe_dna</text:span></text:p>
            <text:p text:style-name="P22"><text:span text:style-name="T19"/></text:p>
            <text:p text:style-name="P22"><text:span text:style-name="T19"/></text:p>
            <text:p text:style-name="P22"><text:span text:style-name="T19">autoi[my-sami / eekuusamen[sl`yszelis`my / apo[od / stomatos[usta / autuu[jego</text:span>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><text:soft-page-break/></text:p>
      <text:p text:style-name="P6"/>
      <text:p text:style-name="P12">@@@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36">23:1 Καὶ ἀναστὰν ἅπαν τὸ πλῆθος αὐτῶν, ἤγαγον αὐτὸν ἐπὶ τὸν Πιλάτον</text:p>
          </table:table-cell>
          <table:table-cell table:style-name="表11.B1" office:value-type="string">
            <text:p text:style-name="P37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9"/>
      <text:p text:style-name="P9">------------------------------------------------------------ TEMPLATE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19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><text:soft-page-break/></text:p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7262623551182966875" text:style-name="L2">
        <text:list-item>
          <text:p text:style-name="P42">col.C</text:p>
          <text:list>
            <text:list-item>
              <text:p text:style-name="P49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43">右 &gt; C - ↓ &gt; 左 (move to the bottom of col.C)</text:p>
            </text:list-item>
            <text:list-item>
              <text:p text:style-name="P43">C – S – 上 (select the blank cells)</text:p>
            </text:list-item>
            <text:list-item>
              <text:p text:style-name="P43">C – v</text:p>
            </text:list-item>
            <text:list-item>
              <text:p text:style-name="P43">C – 右 x 3 (move to col.I (time label))</text:p>
            </text:list-item>
          </text:list>
        </text:list-item>
        <text:list-item>
          <text:p text:style-name="P43">col.I</text:p>
          <text:list>
            <text:list-item>
              <text:p text:style-name="P43">C - ↓ (move to “=now” cell)</text:p>
            </text:list-item>
            <text:list-item>
              <text:p text:style-name="P43">C – c (copy)</text:p>
            </text:list-item>
            <text:list-item>
              <text:p text:style-name="P43">← x 2 &gt; C - ↑ &gt; → x 2 (move to the bottom of black cells in col.I)</text:p>
            </text:list-item>
            <text:list-item>
              <text:p text:style-name="P43">C – S - ↑ &gt; S - ↓ (select blank cells)</text:p>
            </text:list-item>
            <text:list-item>
              <text:p text:style-name="P43">C -S – v &gt; Ret (paste value)</text:p>
            </text:list-item>
          </text:list>
        </text:list-item>
        <text:list-item>
          <text:p text:style-name="P43">macro</text:p>
          <text:list>
            <text:list-item>
              <text:p text:style-name="P43">M – T &gt; - M &gt; c &gt; a (open macro dialog)</text:p>
            </text:list-item>
            <text:list-item>
              <text:p text:style-name="P43">choose “sort_all_data__greek_4”</text:p>
            </text:list-item>
            <text:list-item>
              <text:p text:style-name="P43">M – u (execute)</text:p>
            </text:list-item>
            <text:list-item>
              <text:p text:style-name="P43">C – s (save file)</text:p>
            </text:list-item>
          </text:list>
        </text:list-item>
        <text:list-item>
          <text:p text:style-name="P43">sheet</text:p>
          <text:list>
            <text:list-item>
              <text:p text:style-name="P43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/>
      <text:p text:style-name="P9">--------------------------------------- [steps : read texts] <text:s/>20220313_151546 /</text:p>
      <text:list xml:id="list7130260655973482889" text:style-name="L3">
        <text:list-item>
          <text:p text:style-name="P39">prep texts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>
            <text:p text:style-name="P32"/>
          </table:table-cell>
          <table:table-cell table:style-name="表10.B1" office:value-type="string">
            <text:p text:style-name="P38">bibletranslation.ws</text:p>
          </table:table-cell>
          <table:table-cell table:style-name="表10.C1" office:value-type="string">
            <text:p text:style-name="P38">copy/paste texts → to doc</text:p>
          </table:table-cell>
        </table:table-row>
        <table:table-row>
          <table:table-cell table:style-name="表10.A2">
            <text:p text:style-name="P32"/>
          </table:table-cell>
          <table:table-cell table:style-name="表10.B2" office:value-type="string">
            <text:p text:style-name="P38">biblehub.com</text:p>
          </table:table-cell>
          <table:table-cell table:style-name="表10.C2" office:value-type="string">
            <text:p text:style-name="P38">words</text:p>
          </table:table-cell>
        </table:table-row>
      </table:table>
      <text:p text:style-name="P38"/>
      <text:list xml:id="list31675045" text:continue-numbering="true" text:style-name="L3">
        <text:list-item>
          <text:p text:style-name="P39"><text:soft-page-break/>read texts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32">1</text:p>
          </table:table-cell>
          <table:table-cell table:style-name="表9.B1" office:value-type="string">
            <text:p text:style-name="P32">biblehub.com</text:p>
          </table:table-cell>
          <table:table-cell table:style-name="表9.C1" office:value-type="string">
            <text:p text:style-name="P32">read word → english</text:p>
          </table:table-cell>
        </table:table-row>
        <table:table-row>
          <table:table-cell table:style-name="表9.A2">
            <text:p text:style-name="P32"/>
          </table:table-cell>
          <table:table-cell table:style-name="表9.B2" office:value-type="string">
            <text:p text:style-name="P32">doc</text:p>
          </table:table-cell>
          <table:table-cell table:style-name="表9.C2" office:value-type="string">
            <text:p text:style-name="P32">write → pronunciation</text:p>
          </table:table-cell>
        </table:table-row>
        <table:table-row>
          <table:table-cell table:style-name="表9.B2" office:value-type="string">
            <text:p text:style-name="P32"/>
          </table:table-cell>
          <table:table-cell table:style-name="表9.B2" office:value-type="string">
            <text:p text:style-name="P32">trans page</text:p>
          </table:table-cell>
          <table:table-cell table:style-name="表9.C2" office:value-type="string">
            <text:p text:style-name="P32">trans to → polish</text:p>
          </table:table-cell>
        </table:table-row>
        <table:table-row>
          <table:table-cell table:style-name="表9.B2" office:value-type="string">
            <text:p text:style-name="P32"/>
          </table:table-cell>
          <table:table-cell table:style-name="表9.B2" office:value-type="string">
            <text:p text:style-name="P32">doc</text:p>
          </table:table-cell>
          <table:table-cell table:style-name="表9.C2" office:value-type="string">
            <text:p text:style-name="P32">write → polish trans</text:p>
          </table:table-cell>
        </table:table-row>
      </table:table>
      <text:list xml:id="list31703300" text:continue-numbering="true" text:style-name="L3">
        <text:list-item>
          <text:list>
            <text:list-item>
              <text:p text:style-name="P39"/>
            </text:list-item>
          </text:list>
        </text:list-item>
      </text:list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##</text:p>
          </table:table-cell>
        </table:table-row>
        <table:table-row>
          <table:table-cell table:style-name="表276.A2" office:value-type="string">
            <text:p text:style-name="P28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BatangChe" svg:font-family="BatangChe" style:font-family-generic="modern" style:font-pitch="fixed"/>
    <style:font-face style:name="Aharoni" svg:font-family="Aharoni" style:font-pitch="variable"/>
    <style:font-face style:name="Mangal" svg:font-family="Mangal" style:font-pitch="variable"/>
    <style:font-face style:name="Andalus" svg:font-family="Andalus" style:font-family-generic="roman" style:font-pitch="variable"/>
    <style:font-face style:name="Angsana New" svg:font-family="'Angsana New'" style:font-family-generic="roman" style:font-pitch="variable"/>
    <style:font-face style:name="AngsanaUPC" svg:font-family="AngsanaUPC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15T11:45:11</dc:date>
    <dc:creator>iwabuchi ken</dc:creator>
    <meta:editing-duration>PT7H34M47S</meta:editing-duration>
    <meta:editing-cycles>33</meta:editing-cycles>
    <meta:generator>OpenOffice/4.1.3$Win32 OpenOffice.org_project/413m1$Build-9783</meta:generator>
    <meta:document-statistic meta:table-count="15" meta:image-count="0" meta:object-count="0" meta:page-count="13" meta:paragraph-count="237" meta:word-count="1044" meta:character-count="6899"/>
  </office:meta>
</office:document-meta>
</file>